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text-align="end" style:justify-single-word="false"/>
    </style:style>
    <style:style style:name="P4"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5" style:family="paragraph" style:parent-style-name="Subtitle">
      <style:paragraph-properties fo:padding="0.074cm" fo:border-left="none" fo:border-right="none" fo:border-top="none" fo:border-bottom="0.035cm solid #000000" style:join-border="false"/>
      <style:text-properties style:font-name="Optima1"/>
    </style:style>
    <style:style style:name="P6"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7" style:family="paragraph" style:parent-style-name="List">
      <style:paragraph-properties fo:margin-left="2.341cm" fo:margin-right="0cm" fo:text-indent="0cm" style:auto-text-indent="false"/>
    </style:style>
    <style:style style:name="P8" style:family="paragraph" style:parent-style-name="List">
      <style:paragraph-properties fo:margin-left="2.999cm" fo:margin-right="0cm" fo:text-indent="-0.654cm" style:auto-text-indent="false">
        <style:tab-stops>
          <style:tab-stop style:position="0.665cm"/>
        </style:tab-stops>
      </style:paragraph-properties>
    </style:style>
    <style:style style:name="P9" style:family="paragraph" style:parent-style-name="List">
      <style:paragraph-properties fo:margin-top="0cm" fo:margin-bottom="0.212cm" fo:background-color="transparent">
        <style:background-image/>
      </style:paragraph-properties>
    </style:style>
    <style:style style:name="P10" style:family="paragraph" style:parent-style-name="Standard" style:master-page-name="Index">
      <style:paragraph-properties style:page-number="auto"/>
    </style:style>
    <style:style style:name="P11" style:family="paragraph" style:parent-style-name="Heading_20_1" style:master-page-name="Standard">
      <style:paragraph-properties style:page-number="auto"/>
    </style:style>
    <style:style style:name="P12" style:family="paragraph" style:parent-style-name="Heading_20_1">
      <style:paragraph-properties fo:break-before="page"/>
    </style:style>
    <style:style style:name="P13" style:family="paragraph" style:parent-style-name="Contents_20_1">
      <style:paragraph-properties>
        <style:tab-stops>
          <style:tab-stop style:position="0cm"/>
          <style:tab-stop style:position="3cm"/>
        </style:tab-stops>
      </style:paragraph-properties>
    </style:style>
    <style:style style:name="P14" style:family="paragraph" style:parent-style-name="Contents_20_2">
      <style:paragraph-properties>
        <style:tab-stops>
          <style:tab-stop style:position="0cm"/>
        </style:tab-stops>
      </style:paragraph-properties>
    </style:style>
    <style:style style:name="P15" style:family="paragraph" style:parent-style-name="Heading_20_TOC" style:master-page-name="Index">
      <style:paragraph-properties style:page-number="1"/>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Optima" fo:font-size="10pt"/>
    </style:style>
    <style:style style:name="T5" style:family="text">
      <style:text-properties style:font-name="Optima" fo:font-size="10pt" fo:font-style="italic" style:font-style-asian="italic" style:font-style-complex="italic"/>
    </style:style>
    <style:style style:name="T6" style:family="text">
      <style:text-properties style:font-name="Monaco1"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2"><draw:frame draw:style-name="fr1" draw:name="graphics1" text:anchor-type="paragraph" svg:x="1.115cm" svg:y="0.369cm" svg:width="7.65cm" svg:height="4.189cm" draw:z-index="1"><draw:image xlink:href="../sogo.png" xlink:type="simple" xlink:show="embed" xlink:actuate="onLoad"/></draw:frame></text:p>
      <text:p text:style-name="P2"/>
      <text:p text:style-name="P2"/>
      <text:p text:style-name="P2"/>
      <text:p text:style-name="P2"/>
      <text:p text:style-name="P4"/>
      <text:p text:style-name="P6">Scalable OpenGroupware.org (SOGo)<text:line-break/> – Inverse Edition 1.1.0</text:p>
      <text:p text:style-name="P5">Mobile Devices Configuration Guide</text:p>
      <text:p text:style-name="P2"/>
      <text:p text:style-name="P10">Copyright © <text:s/>2009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1.0 – October 2009</text:p>
      <text:p text:style-name="Standard"/>
      <text:p text:style-name="Standard"/>
      <text:p text:style-name="P3"><draw:frame draw:style-name="fr2" draw:name="graphics3" text:anchor-type="as-char" svg:y="0cm" svg:width="8.814cm" svg:height="1.882cm" draw:z-index="0"><draw:image xlink:href="../inverse.jpg" xlink:type="simple" xlink:show="embed" xlink:actuate="onLoad"/></draw:frame></text:p>
      <text:p text:style-name="P15">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3">Chapter 1<text:tab/>About this Guide <text:s text:c="2"/><text:tab/>2</text:p>
          <text:p text:style-name="P13">Chapter 2<text:tab/>Introduction <text:s text:c="2"/><text:tab/>3</text:p>
          <text:p text:style-name="P13">Chapter 3<text:tab/>Installation <text:s text:c="2"/><text:tab/>4</text:p>
          <text:p text:style-name="P14">NextHaus SyncJe <text:s text:c="2"/><text:tab/>4</text:p>
          <text:p text:style-name="P14">Synthesis SyncML Client <text:s text:c="2"/><text:tab/>4</text:p>
          <text:p text:style-name="P14">Funambol SyncML Client <text:s text:c="2"/><text:tab/>5</text:p>
          <text:p text:style-name="P13">Chapter 4<text:tab/>Configuration <text:s text:c="2"/><text:tab/>6</text:p>
          <text:p text:style-name="P14">NextHaus SyncJe <text:s text:c="2"/><text:tab/>6</text:p>
          <text:p text:style-name="P14">Synthesis SyncML Client <text:s text:c="2"/><text:tab/>7</text:p>
          <text:p text:style-name="P14">Funambol SyncML Client <text:s text:c="2"/><text:tab/>8</text:p>
          <text:p text:style-name="P14">Apple iPhone OS <text:s text:c="2"/><text:tab/>9</text:p>
          <text:p text:style-name="P13">Chapter 5<text:tab/>Additional Information <text:s text:c="2"/><text:tab/>10</text:p>
          <text:p text:style-name="P13">Chapter 6<text:tab/>Commercial Support and Contact Information <text:s text:c="2"/><text:tab/>11</text:p>
          <text:p text:style-name="P13">Chapter 7<text:tab/>GNU Free Documentation License <text:s text:c="2"/><text:tab/>12</text:p>
        </text:index-body>
      </text:table-of-content>
      <text:p text:style-name="Standard"/>
      <text:h text:style-name="P11" text:outline-level="1">About this Guide</text:h>
      <text:p text:style-name="Standard">This guide will walk you through the installation and configuration of popular SyncML clients to be used with the Scalable OpenGroupware.org (SOGo) solution.</text:p>
      <text:p text:style-name="Standard">This guide also include instructions for configuring Apple iPhone OS devices (iPhone and iPod touch).</text:p>
      <text:p text:style-name="Standard">The instructions are based on version 1.1.0 of SOGo.</text:p>
      <text:p text:style-name="Standard">The latest version of this guide is available at <text:a xlink:type="simple" xlink:href="http://www.scalableogo.org/downloads/documentation.html">http://www.scalableogo.org/downloads/documentation.html</text:a>.</text:p>
      <text:h text:style-name="Heading_20_1" text:outline-level="1">Introduction</text:h>
      <text:p text:style-name="Standard">Scalable OpenGroupware.org (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hing by using the SOGo Connector and the SOGo Integrator</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calableogo.org/">http://www.scalableogo.org</text:a></text:p>
      <text:h text:style-name="P12" text:outline-level="1">Installation</text:h>
      <text:p text:style-name="Standard">This section will guide you through the installation of popular SyncML clients on various devices.</text:p>
      <text:h text:style-name="Heading_20_2" text:outline-level="2">NextHaus SyncJe</text:h>
      <text:p text:style-name="Standard">For BlackBerry and Apple iPhone devices, the recommended SyncML client is SyncJe from NextHaus (<text:a xlink:type="simple" xlink:href="http://www.nexthaus.com/">http://www.nexthaus.com</text:a>).This client allows one to synchronize contacts, event and tasks with SOGo.</text:p>
      <text:p text:style-name="Standard">The version 2.43 or later is required. For BlackBerry 7XXX devices, the required version is 2.25 but isn't officially supported. You can install SyncJe on your BlackBerry device, over the air, by opening the following link from your BlackBerry device :</text:p>
      <text:p text:style-name="Standard"><text:span text:style-name="Code_20__28_inline_29_">http://www.nexthaus.com/bb/syncjebb.jad</text:span></text:p>
      <text:p text:style-name="Standard">This will download and install the application on your mobile device. It's important to use the Web browser application and not the WAP browser to perform this operation. Once installed, restart the device. This procedure can also be used to update the SyncJe application. Note that an update of SyncJe will not affect the state of previous synchronizations. It's not necessary to perform a "slow sync" after an update of SyncJe. </text:p>
      <text:p text:style-name="Standard"/>
      <text:h text:style-name="Heading_20_2" text:outline-level="2">Synthesis SyncML Client</text:h>
      <text:p text:style-name="Standard">The Synthesis (<text:a xlink:type="simple" xlink:href="http://www.synthesis.ch/">http://www.synthesis.ch</text:a>) company provides a SyncML client for Palm OS-based devices.</text:p>
      <text:p text:style-name="Standard">"Over The Air" synchronization is possible, as well as synchronization through a cradle. For the latter, you must install Softick PPP using the Palm Desktop software. The version 3.01 or later is required and you can download it from <text:a xlink:type="simple" xlink:href="http://www.softick.com/ppp/">http://www.softick.com/ppp/</text:a>. Once installed, the desktop computer must be restarted.</text:p>
      <text:p text:style-name="Standard"/>
      <text:p text:style-name="Standard">Once completed, you must download the Synthesis client for Palm OS. The version 3.0.2.9 or <text:soft-page-break/>later is required. Either the standard or the professional version can be used.</text:p>
      <text:p text:style-name="Standard">Once downloaded, uncompress the archive and install the '.prc' file on your Palm OS-based device. After, you should see a "SyncML" icon on your device.</text:p>
      <text:p text:style-name="Standard"/>
      <text:h text:style-name="Heading_20_2" text:outline-level="2">Funambol SyncML Client</text:h>
      <text:p text:style-name="Standard">To synchronize mobile devices based on Microsoft Windows Mobile Smartphone or Windows Mobile PocketPC, you must identify which kind of device you have ("Smartphone" vs. "PocketPC") and download the appropriate client from :</text:p>
      <text:p text:style-name="Standard"><text:a xlink:type="simple" xlink:href="http://www.funambol.com/opensource/downloads.php">http://www.funambol.com/opensource/downloads.php</text:a></text:p>
      <text:p text:style-name="Standard">The version 6 GA or later is required. </text:p>
      <text:h text:style-name="P12" text:outline-level="1">Configuration</text:h>
      <text:p text:style-name="Standard">In this section, you'll learn how to configure the popular SyncML clients in order to fully synchronize your mobile device with SOGo.</text:p>
      <text:p text:style-name="Standard">Instructions for Apple iPhone OS based devices are also included. Note that those devices do not require a SyncML client for synchronizing calendars.</text:p>
      <text:h text:style-name="Heading_20_2" text:outline-level="2">NextHaus SyncJe</text:h>
      <text:p text:style-name="Standard">Once NextHaus SyncJe is installed, proceed with the following steps, from your BlackBerry device, to configure it :</text:p>
      <text:p text:style-name="List">❏<text:tab/>Open the <text:span text:style-name="T2">SyncJe Client</text:span></text:p>
      <text:p text:style-name="List"><text:tab/>From the <text:span text:style-name="T2">Settings</text:span> menu:</text:p>
      <text:p text:style-name="List">❏<text:tab/>Specify the <text:span text:style-name="T2">Server URL</text:span>. If your SOGo server is <text:span text:style-name="T2">sogo.domain.com</text:span>, the URL should be <text:span text:style-name="Code_20__28_inline_29_">http://sogo.domain.com/funambol/ds</text:span></text:p>
      <text:p text:style-name="List"><text:span text:style-name="T2">❏<text:tab/></text:span>Specify your user name and password</text:p>
      <text:p text:style-name="List">❏<text:tab/>Check the <text:span text:style-name="T2">Contacts</text:span> check box and specify 'sogo-card' as the <text:span text:style-name="T2">Foldername</text:span></text:p>
      <text:p text:style-name="List"><text:span text:style-name="T2">❏<text:tab/></text:span>Check the <text:span text:style-name="T2">Calendar</text:span> check box and specify 'sogo-cal' as the <text:span text:style-name="T2">Foldername</text:span></text:p>
      <text:p text:style-name="List"><text:span text:style-name="T2">❏<text:tab/></text:span>Check the <text:span text:style-name="T2">ToDo</text:span> check box and specify 'sogo-todo' as the <text:span text:style-name="T2">Foldername</text:span></text:p>
      <text:p text:style-name="List"><text:span text:style-name="T2">❏<text:tab/></text:span>Check the <text:span text:style-name="T2">Auto Sync</text:span> check box if you wish to automatically synchronize contacts, events and tasks at a predefined time interval</text:p>
      <text:p text:style-name="List">❏<text:tab/>Do not check the <text:span text:style-name="T2">Sync events between check box</text:span></text:p>
      <text:p text:style-name="List"><text:span text:style-name="T2">❏<text:tab/></text:span>Check the <text:span text:style-name="T2">Skip saving attendees</text:span> - this will prevent the BlackBerry device from sending emails to meeting participants for events downloaded from the SOGo server</text:p>
      <text:p text:style-name="List">❏<text:tab/>Check the <text:span text:style-name="T2">BIS</text:span> check box (for <text:span text:style-name="T2">BlackBerry Internet Services</text:span>)</text:p>
      <text:p text:style-name="List">❏<text:tab/>Leave the other fields to the their default value</text:p>
      <text:p text:style-name="List">❏<text:tab/>Then choose <text:span text:style-name="T2">Save</text:span> from the menu to save the preferences </text:p>
      <text:p text:style-name="List"/>
      <text:p text:style-name="Standard">To prevent the BlackBerry to automatically add a new event in the calendar when an invitation is received by email (IMIP message) on the BlackBerry device, you should delete the CICAL service from the Service Book. To do so, proceed with the following steps :</text:p>
      <text:p text:style-name="Standard"><text:soft-page-break/></text:p>
      <text:p text:style-name="List"><text:tab/>From the <text:span text:style-name="T2">Options</text:span> menu:</text:p>
      <text:p text:style-name="List">❏<text:tab/>Choose <text:span text:style-name="T2">Advanced Options</text:span></text:p>
      <text:p text:style-name="List"><text:span text:style-name="T2">❏<text:tab/></text:span>Choose <text:span text:style-name="T2">Service Book</text:span></text:p>
      <text:p text:style-name="List"><text:span text:style-name="T2">❏<text:tab/></text:span><text:span text:style-name="T3">I</text:span>dentify the line that mentions the email address of the BlackBerry user followed by the [CICAL] string. For example, user@domain.com [CICAL].</text:p>
      <text:p text:style-name="List">❏<text:tab/>Delete this entry. </text:p>
      <text:p text:style-name="Standard"/>
      <text:p text:style-name="Standard">Once completed, you must restart the device by removing its battery for a couple of seconds. If you ever want to reactivate the CICAL service, follow those instructions :</text:p>
      <text:p text:style-name="Standard"><text:a xlink:type="simple" xlink:href="http://support.appriver.com/KB/a205/resend-service-books-on-blackberry-device.aspx?KBSearchID=4928">http://support.appriver.com/KB/a205/resend-service-books-on-blackberry-device.aspx?KBSearchID=4928</text:a></text:p>
      <text:p text:style-name="Standard">Once done, you're now ready for your first synchronization.</text:p>
      <text:p text:style-name="Standard">Ideally, you must delete all data on the BlackBerry before proceeding with the initial synchronization. To do so, proceed with the following steps :</text:p>
      <text:p text:style-name="List">❏<text:tab/>Open the <text:span text:style-name="T2">SyncJe Client</text:span></text:p>
      <text:p text:style-name="List"><text:tab/>From the <text:span text:style-name="T2">Settings</text:span> menu:</text:p>
      <text:p text:style-name="List">❏<text:tab/>Choose the <text:span text:style-name="T2">Clear databases</text:span> option</text:p>
      <text:p text:style-name="List">❏<text:tab/>Respond <text:span text:style-name="T2">Yes</text:span> to all questions. This will delete all contacts, events and tasks from your BlackBerry device. </text:p>
      <text:p text:style-name="List">❏<text:tab/>Go back in the previous menu</text:p>
      <text:p text:style-name="List">❏<text:tab/>Choose the <text:span text:style-name="T2">Force Slow Sync</text:span> option</text:p>
      <text:p text:style-name="List">❏<text:tab/>Choose the <text:span text:style-name="T2">Start Sync</text:span> option to start the synchronization. This could take a few minutes if you have many contacts, events or tasks. Subsequent synchronizations should be much faster. </text:p>
      <text:p text:style-name="List"/>
      <text:p text:style-name="Standard">After the initial <text:span text:style-name="T2">Slow Sync</text:span>, you can simply chose the <text:span text:style-name="T2">Start Sync</text:span> option if you do a manual synchronization to synchronize all changes. </text:p>
      <text:p text:style-name="Standard"/>
      <text:h text:style-name="Heading_20_2" text:outline-level="2">Synthesis SyncML Client</text:h>
      <text:p text:style-name="Standard">Once the Synthesis SyncML client is installed, proceed with the following steps to configure it :</text:p>
      <text:p text:style-name="List">❏<text:tab/>Open the <text:span text:style-name="T2">Synthesis SyncML Standard Edition</text:span> application</text:p>
      <text:p text:style-name="List"><text:soft-page-break/><text:tab/>From the <text:span text:style-name="T2">Settings...</text:span> menu:</text:p>
      <text:p text:style-name="List">❏<text:tab/>Specify the <text:span text:style-name="T2">Server URL</text:span>. If your SOGo server is <text:span text:style-name="T2">sogo.domain.com</text:span>, the URL should be <text:span text:style-name="Code_20__28_inline_29_">http://sogo.domain.com/funambol/ds</text:span></text:p>
      <text:p text:style-name="List">❏<text:tab/>Specify your user name and password</text:p>
      <text:p text:style-name="List">❏<text:tab/>Check the <text:span text:style-name="T2">Contacts</text:span>, <text:span text:style-name="T2">Events</text:span> and <text:span text:style-name="T2">Task</text:span> check boxes</text:p>
      <text:p text:style-name="List">❏<text:tab/>Click on the <text:span text:style-name="T2">more...</text:span> button</text:p>
      <text:p text:style-name="List">❏<text:tab/>For the <text:span text:style-name="T2">Contacts</text:span>, choose <text:span text:style-name="T2">reload device</text:span> and specify 'sogo-card' as the <text:span text:style-name="T2">Server Path</text:span></text:p>
      <text:p text:style-name="List">❏<text:tab/>For the <text:span text:style-name="T2">Events</text:span>, choose <text:span text:style-name="T2">reload device</text:span> and specify 'sogo-cal' as the <text:span text:style-name="T2">Server Path</text:span>. Do <text:span text:style-name="T1">not</text:span> check the <text:span text:style-name="T2">Only from...</text:span> check box</text:p>
      <text:p text:style-name="List">❏<text:tab/>For the <text:span text:style-name="T2">Tasks</text:span>, choose <text:span text:style-name="T2">reload device</text:span> and specify 'sogo-toto' as the <text:span text:style-name="T2">Server Path</text:span></text:p>
      <text:p text:style-name="List">❏<text:tab/>Once completed, click on the <text:span text:style-name="T2">Done</text:span> button</text:p>
      <text:p text:style-name="List"/>
      <text:p text:style-name="Standard">The <text:span text:style-name="T2">reload device</text:span> value will <text:span text:style-name="T1">delete</text:span> all entries on the device during the initial synchronization and obtain contacts, events and tasks from the server. If you do not want to delete everything from the device, please choose <text:span text:style-name="T2">normal</text:span> instead of <text:span text:style-name="T2">reload device</text:span>.</text:p>
      <text:p text:style-name="Standard">Once ready, click on the "Start" button to proceed with the initial synchronization.</text:p>
      <text:p text:style-name="Standard">During the initial synchronization, the Palm device will ask you how to connect to the desktop system. From the Palm device, choose "Windows RAS" without specifying an user name or a password. This will allow the Palm device to establish a PPP connection between itself and Softick PPP and then communicate using its TCP/IP stack to the Funambol server.</text:p>
      <text:p text:style-name="Standard"/>
      <text:h text:style-name="Heading_20_2" text:outline-level="2">Funambol SyncML Client</text:h>
      <text:p text:style-name="Standard">Once the Funambol SyncML client is installed, start the application from your mobile device to configure it using the following steps :</text:p>
      <text:p text:style-name="P7"><text:tab/>From the <text:span text:style-name="T2">Tools</text:span> menu, choose <text:span text:style-name="T2">Options...:</text:span></text:p>
      <text:p text:style-name="P8">❏<text:tab/>Specify the <text:span text:style-name="T2">Location</text:span>. If your <text:span text:style-name="Bullet_20_Symbols">SOGo</text:span> server is <text:span text:style-name="T2">sogo.domain.com</text:span>, the location should be <text:span text:style-name="Code_20__28_inline_29_">http://sogo.domain.com/funambol/ds</text:span></text:p>
      <text:p text:style-name="P7">❏<text:tab/>Specify your username and password</text:p>
      <text:p text:style-name="P9">❏<text:tab/>Check the <text:span text:style-name="T2">Contacts</text:span> check box and click on the <text:span text:style-name="T2">Details</text:span> button. The synchronization type is <text:span text:style-name="T2">two-way</text:span> and the <text:span text:style-name="T2">Remote name</text:span> is 'sogo-card'. The data format is vCard.</text:p>
      <text:p text:style-name="P9">❏<text:tab/>Check <text:span text:style-name="T4">the</text:span> <text:span text:style-name="T2">Calendar</text:span> check box and click on the <text:span text:style-name="T2">Details</text:span> button. The synchronization type is <text:span text:style-name="T2">two-way</text:span> and the <text:span text:style-name="T2">Remote name</text:span> is 'sogo-cal'. The data format is vCalendar.</text:p>
      <text:p text:style-name="P9">❏<text:tab/>Check the <text:span text:style-name="T2">Tasks</text:span> check box and click on the <text:span text:style-name="T2">Details </text:span>button. The synchronization type is <text:span text:style-name="T2">two-way</text:span> and the <text:span text:style-name="T5">Remote</text:span><text:span text:style-name="T2"> name</text:span> is 'sogo-todo'. The data format is SIF.</text:p>
      <text:p text:style-name="P7"><text:soft-page-break/>❏<text:tab/>Save the preferences.</text:p>
      <text:p text:style-name="Standard"/>
      <text:p text:style-name="Standard">Once complete, the client is ready for an initial synchronization.</text:p>
      <text:p text:style-name="Standard">Ideally, you should <text:span text:style-name="T1">delete</text:span> all data from the mobile device before the initial synchronization. To do so :</text:p>
      <text:p text:style-name="List">❏<text:tab/>From the <text:span text:style-name="T2">Tools</text:span> menu, choose <text:span text:style-name="T2">Recover...</text:span></text:p>
      <text:p text:style-name="List">❏<text:tab/>Choose <text:span text:style-name="T2">Replace with data from server</text:span></text:p>
      <text:p text:style-name="List">❏<text:tab/>Check the <text:span text:style-name="T2">Contacts</text:span>, <text:span text:style-name="T2">Calendar</text:span> and <text:span text:style-name="T2">Tasks</text:span> check boxes</text:p>
      <text:p text:style-name="Standard"/>
      <text:p text:style-name="Standard">Finally, click on the <text:span text:style-name="T2">Sync All</text:span> button to proceed with the synchronization.</text:p>
      <text:h text:style-name="Heading_20_2" text:outline-level="2">Apple iPhone OS</text:h>
      <text:p text:style-name="Standard">Starting from iPhone OS 3.0, Apple has added CalDAV support to the calendar application included in the iPhone OS.</text:p>
      <text:p text:style-name="Standard">To add a CalDAV account, follow those instructions :</text:p>
      <text:p text:style-name="List">❏<text:tab/>From the <text:span text:style-name="T2">Settings</text:span> menu, choose <text:span text:style-name="T2">Mail, Contacts, Calendars</text:span></text:p>
      <text:p text:style-name="List">❏<text:tab/>Choose <text:span text:style-name="T2">Add Account...</text:span></text:p>
      <text:p text:style-name="List">❏<text:tab/><text:span text:style-name="T3">Choose </text:span><text:span text:style-name="T2">Other</text:span></text:p>
      <text:p text:style-name="List">❏<text:tab/>Choose <text:span text:style-name="T2">Add CalDAV Account</text:span></text:p>
      <text:p text:style-name="List">❏<text:tab/>Specify the <text:span text:style-name="T2">Server</text:span>, it should <text:span text:style-name="T6">http://sogo.domain.com/SOGo/dav/your_username</text:span></text:p>
      <text:p text:style-name="List"><text:span text:style-name="T2"/></text:p>
      <text:p text:style-name="Standard">On iPhone OS 3.1.2, you must also specify the range of events you want to have. </text:p>
      <text:p text:style-name="List">❏<text:tab/>From the <text:span text:style-name="T2">Settings</text:span> menu, choose <text:span text:style-name="T2">Mail, Contacts, Calendars</text:span></text:p>
      <text:p text:style-name="List"><text:span text:style-name="T2">❏<text:tab/></text:span><text:span text:style-name="T3">From the </text:span><text:span text:style-name="T2">Sync</text:span><text:span text:style-name="T3"> menu, choose A</text:span><text:span text:style-name="T2">ll Events</text:span></text:p>
      <text:p text:style-name="List"><text:span text:style-name="T2"/></text:p>
      <text:p text:style-name="Standard">Note that other options (<text:span text:style-name="T2">Events 2 Weeks Back</text:span>, etc.) do not work right now.</text:p>
      <text:h text:style-name="P12" text:outline-level="1">Additional Information</text:h>
      <text:p text:style-name="Standard">For more information, please consult the mailing archives or post your questions to it. For details, see :</text:p>
      <text:p text:style-name="Standard"><text:a xlink:type="simple" xlink:href="http://mail.opengroupware.org/mailman/listinfo/sogo">http://mail.opengroupware.org/mailman/listinfo/sogo</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text:p text:style-name="P2"/>
      <text:h text:style-name="Heading_20_1" text:outline-level="1">GNU Free Documentation License</text:h>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7</text:chapter></text:p>
      </style:header>
      <style:footer>
        <text:p text:style-name="MP1">© 2009 Inverse inc.<text:tab/><text:chapter text:display="name" text:outline-level="1">GNU Free Documentation License</text:chapter><text:tab/><text:page-number text:select-page="current">1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10-24T09:42:32</meta:creation-date>
    <meta:editing-cycles>45</meta:editing-cycles>
    <meta:editing-duration>PT02H03M32S</meta:editing-duration>
    <dc:date>2009-10-26T10:26:11</dc:date>
    <meta:document-statistic meta:table-count="0" meta:image-count="2" meta:object-count="0" meta:page-count="14" meta:paragraph-count="140" meta:word-count="1798" meta:character-count="11493"/>
    <meta:user-defined meta:name="Info 1"/>
    <meta:user-defined meta:name="Info 2"/>
    <meta:user-defined meta:name="Info 3"/>
    <meta:user-defined meta:name="Info 4"/>
  </office:meta>
</office:document-meta>
</file>